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feef" officeooo:paragraph-rsid="0016feef"/>
    </style:style>
    <style:style style:name="P2" style:family="paragraph" style:parent-style-name="Standard">
      <style:paragraph-properties fo:text-align="center" style:justify-single-word="false"/>
      <style:text-properties officeooo:rsid="0016feef" officeooo:paragraph-rsid="0016feef"/>
    </style:style>
    <style:style style:name="P3" style:family="paragraph" style:parent-style-name="Standard">
      <style:text-properties officeooo:rsid="00172b3c" officeooo:paragraph-rsid="00172b3c"/>
    </style:style>
    <style:style style:name="P4" style:family="paragraph" style:parent-style-name="Standard">
      <style:paragraph-properties fo:text-align="center" style:justify-single-word="false"/>
      <style:text-properties officeooo:rsid="00172b3c" officeooo:paragraph-rsid="00172b3c"/>
    </style:style>
    <style:style style:name="P5" style:family="paragraph" style:parent-style-name="Standard">
      <style:text-properties officeooo:rsid="0017de2b" officeooo:paragraph-rsid="0017de2b"/>
    </style:style>
    <style:style style:name="P6" style:family="paragraph" style:parent-style-name="Standard">
      <style:text-properties officeooo:rsid="0018e2fd" officeooo:paragraph-rsid="0018e2fd"/>
    </style:style>
    <style:style style:name="P7" style:family="paragraph" style:parent-style-name="Standard">
      <style:paragraph-properties fo:text-align="center" style:justify-single-word="false"/>
      <style:text-properties fo:font-weight="bold" officeooo:rsid="00172b3c" officeooo:paragraph-rsid="00172b3c" style:font-weight-asian="bold" style:font-weight-complex="bold"/>
    </style:style>
    <style:style style:name="P8" style:family="paragraph" style:parent-style-name="Standard">
      <style:text-properties fo:font-weight="bold" officeooo:rsid="00172b3c" officeooo:paragraph-rsid="00172b3c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LASE 1</text:p>
      <text:p text:style-name="P1"/>
      <text:p text:style-name="P6">Profesor: Germán<text:line-break/></text:p>
      <text:p text:style-name="P1">Arquitecturas</text:p>
      <text:p text:style-name="P1">- CISC – VONSIM</text:p>
      <text:p text:style-name="P3">Tienen instrucciones mas variables.</text:p>
      <text:p text:style-name="P1"><text:tab/>- INTEL<text:tab/></text:p>
      <text:p text:style-name="P1"><text:tab/>- AMD</text:p>
      <text:p text:style-name="P1"/>
      <text:p text:style-name="P1">- RISC – WINIMPS</text:p>
      <text:p text:style-name="P3">Están caracterizados por hacer pocas instrucciones de una manera muy rudimentarias.</text:p>
      <text:p text:style-name="P1"><text:tab/>- Apple</text:p>
      <text:p text:style-name="P1"/>
      <text:p text:style-name="P1">Hoy en día se usan microkernel de una arquitectura dentro de otra, es decir que el mismo procesador puede utilizar las dos estructuras.</text:p>
      <text:p text:style-name="P1">Antes los programas eran secuenciales, iban paso por paso. Ahora son procesadores con multiprocesamiento, ejecutan varias tareas a la vez.</text:p>
      <text:p text:style-name="P1"/>
      <text:p text:style-name="P7">Arquitectura Von Neumann</text:p>
      <text:p text:style-name="P8"/>
      <text:p text:style-name="P7">CPU &lt;&gt; MEMORIA &lt;&gt; I/O</text:p>
      <text:p text:style-name="P7">Conectados a través de buses de datos.</text:p>
      <text:p text:style-name="P4"/>
      <text:p text:style-name="P5">Pooling</text:p>
      <text:p text:style-name="P5">Interrupción</text:p>
      <text:p text:style-name="P5"/>
      <text:p text:style-name="P6">PUSH &gt; empieza en 8000H, resta 2 posiciones y mueve el dato</text:p>
      <text:p text:style-name="P6">POP &gt; inverso, mueve el dato y después suma dos posiciones</text:p>
      <text:p text:style-name="P6">CALL &gt; guarda la posición del programa en la pila, ejecuta la subrutina y después vuelve</text:p>
      <text:p text:style-name="P6">RET &gt; vuelve al programa principal, desapila la dirección y salta</text:p>
      <text:p text:style-name="P6"/>
      <text:p text:style-name="P6"/>
      <text:p text:style-name="P6"/>
      <text:p text:style-name="P6"/>
      <text:p text:style-name="P5"/>
      <text:p text:style-name="P5"/>
      <text:p text:style-name="P5"/>
      <text:p text:style-name="P3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6T17:12:07.669699142</meta:creation-date>
    <dc:date>2025-08-26T18:16:23.380124678</dc:date>
    <meta:editing-duration>PT17M39S</meta:editing-duration>
    <meta:editing-cycles>1</meta:editing-cycles>
    <meta:document-statistic meta:table-count="0" meta:image-count="0" meta:object-count="0" meta:page-count="1" meta:paragraph-count="21" meta:word-count="142" meta:character-count="854" meta:non-whitespace-character-count="726"/>
    <meta:generator>LibreOffice/24.2.7.2$Linux_X86_64 LibreOffice_project/420$Build-2</meta:generator>
  </office:meta>
</office:document-meta>
</file>